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Ubuntu" fo:font-size="20pt" style:font-size-asian="20pt" style:font-size-complex="20pt"/>
    </style:style>
    <style:style style:name="P2" style:family="paragraph" style:parent-style-name="Preformatted_20_Text">
      <style:text-properties style:font-name="Ubuntu"/>
    </style:style>
    <style:style style:name="P3" style:family="paragraph" style:parent-style-name="Preformatted_20_Text"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Preformatted_20_Text">
      <style:text-properties style:font-name="Ubuntu" fo:font-size="14pt" style:text-underline-style="none" style:font-size-asian="14pt" style:font-size-complex="14pt"/>
    </style:style>
    <style:style style:name="P5" style:family="paragraph" style:parent-style-name="Preformatted_20_Text">
      <style:text-properties style:font-name="Ubuntu" fo:font-size="12pt" style:font-size-asian="12pt" style:font-size-complex="12pt"/>
    </style:style>
    <style:style style:name="P6" style:family="paragraph" style:parent-style-name="Preformatted_20_Text">
      <style:text-properties style:font-name="Ubuntu" fo:font-size="12pt" style:font-size-asian="12pt" style:font-size-complex="12pt"/>
    </style:style>
    <style:style style:name="P7" style:family="paragraph" style:parent-style-name="Preformatted_20_Text">
      <style:text-properties fo:color="#ffff38" loext:opacity="100%" style:font-name="Ubuntu" fo:font-size="12pt" style:font-size-asian="12pt" style:font-size-complex="12pt"/>
    </style:style>
    <style:style style:name="P8" style:family="paragraph" style:parent-style-name="Preformatted_20_Text">
      <style:text-properties fo:color="#c167b9" loext:opacity="100%" style:font-name="Ubuntu"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T1" style:family="text">
      <style:text-properties fo:color="#c9211e" loext:opacity="100%"/>
    </style:style>
    <style:style style:name="T2" style:family="text">
      <style:text-properties fo:color="#069a2e" loext:opacity="100%"/>
    </style:style>
    <style:style style:name="T3" style:family="text">
      <style:text-properties fo:color="#ffff38" loext:opacity="100%"/>
    </style:style>
    <style:style style:name="T4" style:family="text">
      <style:text-properties fo:color="#706e0c" loext:opacity="100%"/>
    </style:style>
    <style:style style:name="T5" style:family="text">
      <style:text-properties fo:color="#ff860d" loext:opacity="100%"/>
    </style:style>
    <style:style style:name="T6" style:family="text">
      <style:text-properties fo:color="#8d1d75" loext:opacity="100%"/>
    </style:style>
    <style:style style:name="T7" style:family="text">
      <style:text-properties fo:color="#c167b9" loext:opacity="100%"/>
    </style:style>
    <style:style style:name="T8" style:family="text">
      <style:text-properties fo:color="#1d5c8d" loext:opacity="100%"/>
    </style:style>
    <style:style style:name="T9" style:family="text">
      <style:text-properties fo:color="#000000" loext:opacity="100%"/>
    </style:style>
    <style:style style:name="gr1" style:family="graphic">
      <style:graphic-properties draw:fill="none" draw:fill-color="#ffffff" draw:textarea-horizontal-align="justify" draw:textarea-vertical-align="middle" draw:auto-grow-height="false" fo:min-height="0.549cm" fo:min-width="3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fill-color="#ffffff" draw:textarea-horizontal-align="justify" draw:textarea-vertical-align="middle" draw:auto-grow-height="false" fo:min-height="0.549cm" fo:min-width="4.1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fill-color="#ffffff" draw:textarea-horizontal-align="justify" draw:textarea-vertical-align="middle" draw:auto-grow-height="false" fo:min-height="0.549cm" fo:min-width="2.2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fill-color="#ffffff" draw:textarea-horizontal-align="justify" draw:textarea-vertical-align="middle" draw:auto-grow-height="false" fo:min-height="0.549cm" fo:min-width="1.6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fill-color="#ffffff" draw:textarea-horizontal-align="justify" draw:textarea-vertical-align="middle" draw:auto-grow-height="false" fo:min-height="0.549cm" fo:min-width="3.2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none" draw:fill-color="#ffffff" draw:textarea-horizontal-align="justify" draw:textarea-vertical-align="middle" draw:auto-grow-height="false" fo:min-height="0.549cm" fo:min-width="4.6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none" draw:fill-color="#ffffff" draw:textarea-horizontal-align="justify" draw:textarea-vertical-align="middle" draw:auto-grow-height="false" fo:min-height="0.549cm" fo:min-width="1.92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ndo supuesto de E/R</text:p>
      <text:p text:style-name="P2"/>
      <text:p text:style-name="P3"/>
      <text:p text:style-name="P3">Instrucciones</text:p>
      <text:p text:style-name="P4"><draw:custom-shape text:anchor-type="paragraph" draw:z-index="1" draw:name="Forma 2" draw:style-name="gr6" draw:text-style-name="P9" svg:width="4.612cm" svg:height="0.549cm" svg:x="7.98cm" svg:y="0.556cm"><text:p/><draw:enhanced-geometry svg:viewBox="0 0 21600 21600" draw:type="rectangle" draw:enhanced-path="M 0 0 L 21600 0 21600 21600 0 21600 0 0 Z N"/></draw:custom-shape></text:p>
      <text:p text:style-name="P5"><draw:custom-shape text:anchor-type="paragraph" draw:z-index="0" draw:name="Forma 1" draw:style-name="gr7" draw:text-style-name="P9" svg:width="1.929cm" svg:height="0.549cm" svg:x="1.346cm" svg:y="0.021cm"><text:p/><draw:enhanced-geometry svg:viewBox="0 0 21600 21600" draw:type="rectangle" draw:enhanced-path="M 0 0 L 21600 0 21600 21600 0 21600 0 0 Z N"/></draw:custom-shape>A cada <text:span text:style-name="T1">empleado</text:span> se le entregan <text:span text:style-name="T4">múltiples justificantes de nómina</text:span> a lo largo de su vida laboral en la empresa y al menos uno mensualmente.</text:p>
      <text:p text:style-name="P5"/>
      <text:p text:style-name="P5"><draw:custom-shape text:anchor-type="paragraph" draw:z-index="2" draw:name="Forma 3" draw:style-name="gr5" draw:text-style-name="P9" svg:width="3.215cm" svg:height="0.549cm" svg:x="3.708cm" svg:y="1.453cm"><text:p/><draw:enhanced-geometry svg:viewBox="0 0 21600 21600" draw:type="rectangle" draw:enhanced-path="M 0 0 L 21600 0 21600 21600 0 21600 0 0 Z N"/></draw:custom-shape>A cada <text:span text:style-name="T1">empleado se le asigna un número de matrícula</text:span> en el momento de su incorporación a la empresa, y éste es usado a efectos internos de identificación. Además, se registran el <text:span text:style-name="T1">NIF del empleado, nombre, número de hijos, porcentaje de retención para Hacienda, </text:span><text:span text:style-name="T2">datos de cuenta corriente</text:span> en la se le ingresa el dinero (<text:span text:style-name="T2">banco, sucursal y número de cuenta</text:span>) y <text:span text:style-name="T1">departamentos en los que trabaja</text:span>. Un <text:span text:style-name="T1">empleado puede trabajar en varios departamentos y en cada uno de ellos trabajará con un función distinta.</text:span></text:p>
      <text:p text:style-name="P7"/>
      <text:p text:style-name="P5">Son datos propios de un<text:span text:style-name="T3"> </text:span><text:span text:style-name="T4">justificante de nómina</text:span><text:span text:style-name="T3"> </text:span>el <text:span text:style-name="T4">ingreso total </text:span>percibido por el empleado y el <text:span text:style-name="T4">descuento total aplicado</text:span>. La distinción entre 2 justificante de nómina se hará, además de mediante el <text:span text:style-name="T4">número de matrícula del empleado</text:span>, mediante el <text:span text:style-name="T4">ejercicio fiscal</text:span> y <text:span text:style-name="T4">número de mes al que pertenece </text:span>y con un <text:span text:style-name="T4">número de orden</text:span> en el caso</text:p>
      <text:p text:style-name="P5">de varios justificante de nómina recibidos el mismo mes.</text:p>
      <text:p text:style-name="P8"><draw:custom-shape text:anchor-type="paragraph" draw:z-index="3" draw:name="Forma 4" draw:style-name="gr4" draw:text-style-name="P9" svg:width="1.645cm" svg:height="0.549cm" svg:x="8.301cm" svg:y="0.46cm"><text:p/><draw:enhanced-geometry svg:viewBox="0 0 21600 21600" draw:type="rectangle" draw:enhanced-path="M 0 0 L 21600 0 21600 21600 0 21600 0 0 Z N"/></draw:custom-shape></text:p>
      <text:p text:style-name="P5"><draw:custom-shape text:anchor-type="paragraph" draw:z-index="4" draw:name="Forma 5" draw:style-name="gr3" draw:text-style-name="P9" svg:width="2.289cm" svg:height="0.549cm" svg:x="8.319cm" svg:y="1.956cm"><text:p/><draw:enhanced-geometry svg:viewBox="0 0 21600 21600" draw:type="rectangle" draw:enhanced-path="M 0 0 L 21600 0 21600 21600 0 21600 0 0 Z N"/></draw:custom-shape>Cada justificante de nómina consta de varias <text:span text:style-name="T5">líneas </text:span>(al menos una de ingresos) y cada línea se identifica por un <text:span text:style-name="T5">húmero de línea del correspondiente justificante</text:span>. Una línea puede <text:span text:style-name="T5">corresponder a un ingreso o a un descuento</text:span>. En ambos casos, se recoge la <text:span text:style-name="T5">cantidad que corresponde a la línea </text:span>(en positivo si se trata de un ingreso o en negativo si se trata de un descuento). En el caso de los<text:span text:style-name="T6"> descuentos</text:span>, se<text:span text:style-name="T6"> recoge la base sobre la cual se aplica y el porcentaje que se </text:span><text:span text:style-name="T8">aplica</text:span><text:span text:style-name="T6"> para el cálculo de estos.</text:span></text:p>
      <text:p text:style-name="P5"/>
      <text:p text:style-name="P5"><draw:custom-shape text:anchor-type="paragraph" draw:z-index="5" draw:name="Forma 6" draw:style-name="gr2" draw:text-style-name="P9" svg:width="4.197cm" svg:height="0.549cm" svg:x="-0.109cm" svg:y="0.951cm"><text:p/><draw:enhanced-geometry svg:viewBox="0 0 21600 21600" draw:type="rectangle" draw:enhanced-path="M 0 0 L 21600 0 21600 21600 0 21600 0 0 Z N"/></draw:custom-shape>Toda línea de ingreso de un justificante de nómina responde a un único <text:span text:style-name="T9">concepto retributivo</text:span>. <text:span text:style-name="T7">En un mismo justificante, puede haber varias líneas que respondan al mismo concepto retributivo. De los</text:span> <text:span text:style-name="T7">conceptos retributivos se mantiene un código y una descripción.</text:span></text:p>
      <text:p text:style-name="P5"/>
      <text:p text:style-name="P5"><draw:custom-shape text:anchor-type="paragraph" draw:z-index="6" draw:name="Forma 7" draw:style-name="gr1" draw:text-style-name="P9" svg:width="3.742cm" svg:height="0.549cm" svg:x="4.106cm" svg:y="0.501cm"><text:p/><draw:enhanced-geometry svg:viewBox="0 0 21600 21600" draw:type="rectangle" draw:enhanced-path="M 0 0 L 21600 0 21600 21600 0 21600 0 0 Z N"/></draw:custom-shape>De cara a la contabilidad de la empresa, cada línea de un justificante de nómina se imputa al menos a un <text:span text:style-name="T8">elemento de coste</text:span>. <text:span text:style-name="T8">Al mismo elemento de coste pueden imputársele varias líneas. Para cada elemento de coste, se recoge un código, una descripción y un saldo.</text:span></text:p>
      <text:p text:style-name="P5"/>
      <text:p text:style-name="P5">Entre los elementos de coste se establece una jerarquía, en el sentido de que <text:span text:style-name="T8">un elemento de coste puede contener a otros elementos de coste, pero un elemento de coste sólo puede estar contenido en, a lo sumo, otro elemento de cos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6T18:44:39.376595001</dc:date>
    <meta:editing-duration>PT11M4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403" meta:character-count="2307" meta:non-whitespace-character-count="1914"/>
  </office:meta>
</office:document-meta>
</file>